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UI Gothic" svg:font-family="'MS UI 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8" style:family="paragraph" style:parent-style-name="Text_20_body">
      <style:paragraph-properties fo:margin-left="0cm" fo:margin-right="0cm" fo:margin-top="0cm" fo:margin-bottom="0.212cm" style:contextual-spacing="false" fo:line-height="114%" fo:text-indent="0cm" style:auto-text-indent="false" fo:padding="0cm" fo:border="none"/>
      <style:text-properties style:font-name="Google Sans Tex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444746" loext:opacity="100%" style:font-name="Google Sans Text" loext:padding="0cm" loext:border="none"/>
    </style:style>
    <style:style style:name="P10" style:family="paragraph" style:parent-style-name="Preformatted_20_Text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1" style:family="paragraph" style:parent-style-name="Preformatted_20_Text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2" style:family="paragraph" style:parent-style-name="Preformatted_20_Text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3" style:family="paragraph" style:parent-style-name="Preformatted_20_Text" style:list-style-name="L5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14" style:family="paragraph" style:parent-style-name="Preformatted_20_Text" style:list-style-name="L8">
      <style:paragraph-properties fo:margin-top="0cm" fo:margin-bottom="0.499cm" style:contextual-spacing="false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Preformatted_20_Text" style:list-style-name="L10">
      <style:paragraph-properties fo:margin-top="0cm" fo:margin-bottom="0.499cm" style:contextual-spacing="false"/>
    </style:style>
    <style:style style:name="P17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8" style:family="paragraph" style:parent-style-name="Text_20_body" style:list-style-name="L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9" style:family="paragraph" style:parent-style-name="Text_20_body" style:list-style-name="L1">
      <style:paragraph-properties fo:margin-left="0cm" fo:margin-right="0cm" fo:margin-top="0cm" fo:margin-bottom="0.212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1f1f1f" loext:opacity="100%" style:font-name="Google Sans Text"/>
    </style:style>
    <style:style style:name="P20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1" style:family="paragraph" style:parent-style-name="Text_20_body" style:list-style-name="L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2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3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4" style:family="paragraph" style:parent-style-name="Text_20_body" style:list-style-name="L5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5" style:family="paragraph" style:parent-style-name="Text_20_body" style:list-style-name="L5">
      <style:paragraph-properties fo:margin-left="0cm" fo:margin-right="0cm" fo:margin-top="0cm" fo:margin-bottom="0.212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1f1f1f" loext:opacity="100%" style:font-name="Google Sans Text"/>
    </style:style>
    <style:style style:name="P26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7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8" style:family="paragraph" style:parent-style-name="Text_20_body" style:list-style-name="L7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9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30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style="italic" loext:padding="0cm" loext:border="none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444746" loext:opacity="100%" style:font-name="Google Sans Text" loext:padding="0cm" loext:border="none"/>
    </style:style>
    <style:style style:name="P32" style:family="paragraph" style:parent-style-name="Text_20_body" style:list-style-name="L3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444746" loext:opacity="100%" style:font-name="Google Sans Text" loext:padding="0cm" loext:border="none"/>
    </style:style>
    <style:style style:name="P33" style:family="paragraph" style:parent-style-name="Text_20_body" style:list-style-name="L5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444746" loext:opacity="100%" style:font-name="Google Sans Text" loext:padding="0cm" loext:border="none"/>
    </style:style>
    <style:style style:name="P34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5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6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7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8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</style:style>
    <style:style style:name="P41" style:family="paragraph" style:parent-style-name="Text_20_body" style:list-style-name="L8"/>
    <style:style style:name="P42" style:family="paragraph" style:parent-style-name="Text_20_body" style:list-style-name="L8">
      <style:paragraph-properties fo:margin-left="0cm" fo:margin-right="0cm" fo:text-indent="0cm" style:auto-text-indent="false"/>
    </style:style>
    <style:style style:name="P43" style:family="paragraph" style:parent-style-name="Text_20_body" style:list-style-name="L8">
      <style:text-properties fo:font-style="italic"/>
    </style:style>
    <style:style style:name="P44" style:family="paragraph" style:parent-style-name="Text_20_body">
      <style:paragraph-properties fo:margin-left="0cm" fo:margin-right="0cm" fo:text-indent="0cm" style:auto-text-indent="false"/>
    </style:style>
    <style:style style:name="P45" style:family="paragraph" style:parent-style-name="Text_20_body" style:list-style-name="L9"/>
    <style:style style:name="P46" style:family="paragraph" style:parent-style-name="Text_20_body" style:list-style-name="L10"/>
    <style:style style:name="P47" style:family="paragraph" style:parent-style-name="Text_20_body" style:list-style-name="L10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loext:padding="0cm" loext:border="none"/>
    </style:style>
    <style:style style:name="T3" style:family="text">
      <style:text-properties fo:color="#1f1f1f" loext:opacity="100%" style:font-name="Google Sans Text"/>
    </style:style>
    <style:style style:name="T4" style:family="text">
      <style:text-properties fo:color="#1f1f1f" loext:opacity="100%" style:font-name="Google Sans Text" fo:font-style="italic" loext:padding="0cm" loext:border="none"/>
    </style:style>
    <style:style style:name="T5" style:family="text">
      <style:text-properties fo:color="#444746" loext:opacity="100%" style:font-name="Google Sans Text" loext:padding="0cm" loext:border="none"/>
    </style:style>
    <style:style style:name="T6" style:family="text">
      <style:text-properties fo:color="#444746" loext:opacity="100%" style:font-name="Google Sans Text" fo:font-style="italic" loext:padding="0cm" loext:border="none"/>
    </style:style>
    <style:style style:name="T7" style:family="text">
      <style:text-properties fo:font-variant="normal" fo:text-transform="none" fo:color="#444746" loext:opacity="100%" style:font-name="Google Sans Text" fo:font-size="10.5pt" fo:font-style="normal" fo:font-weight="normal" loext:padding="0cm" loext:border="none"/>
    </style:style>
    <style:style style:name="T8" style:family="text">
      <style:text-properties fo:font-variant="normal" fo:text-transform="none" fo:color="#444746" loext:opacity="100%" loext:padding="0cm" loext:border="none"/>
    </style:style>
    <style:style style:name="T9" style:family="text">
      <style:text-properties fo:font-variant="normal" fo:text-transform="none" fo:color="#5f6368" loext:opacity="100%" style:font-name="Google Sans Text" fo:font-size="10.5pt" fo:font-style="normal" fo:font-weight="normal" loext:padding="0cm" loext:border="none"/>
    </style:style>
    <style:style style:name="T10" style:family="text">
      <style:text-properties fo:font-variant="normal" fo:text-transform="none" fo:color="#1967d2" loext:opacity="100%" style:font-name="Google Sans Text" fo:font-size="10.5pt" fo:font-style="normal" fo:font-weight="normal" loext:padding="0cm" loext:border="none"/>
    </style:style>
    <style:style style:name="T11" style:family="text">
      <style:text-properties fo:font-variant="normal" fo:text-transform="none" fo:color="#8430ce" loext:opacity="100%" style:font-name="Google Sans Text" fo:font-size="10.5pt" fo:font-style="normal" fo:font-weight="normal" loext:padding="0cm" loext:border="none"/>
    </style:style>
    <style:style style:name="T12" style:family="text">
      <style:text-properties fo:font-variant="normal" fo:text-transform="none" fo:color="#188038" loext:opacity="100%" style:font-name="Google Sans Text" fo:font-size="10.5pt" fo:font-style="normal" fo:font-weight="normal" loext:padding="0cm" loext:border="none"/>
    </style:style>
    <style:style style:name="T13" style:family="text">
      <style:text-properties fo:font-variant="normal" fo:text-transform="none" fo:color="#996900" loext:opacity="100%" style:font-name="Google Sans Text" fo:font-size="10.5pt" fo:font-style="normal" fo:font-weight="normal" loext:padding="0cm" loext:border="none"/>
    </style:style>
    <style:style style:name="T14" style:family="text">
      <style:text-properties fo:font-variant="normal" fo:text-transform="none" fo:color="#1f1f1f" loext:opacity="100%" style:font-name="Google Sans Text" fo:font-size="10.5pt" fo:font-style="normal" fo:font-weight="normal" loext:padding="0cm" loext:border="none"/>
    </style:style>
    <style:style style:name="T15" style:family="text">
      <style:text-properties fo:font-variant="normal" fo:text-transform="none" fo:color="#b55908" loext:opacity="100%" style:font-name="Google Sans Text" fo:font-size="10.5pt" fo:font-style="normal" fo:font-weight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Это <text:span text:style-name="T1">полный гайд</text:span> по запуску «Ауры» с нуля.</text:p>
      <text:p text:style-name="Horizontal_20_Line"/>
      <text:h text:style-name="Heading_20_3" text:outline-level="3">Шаг 1: Настройка репозитория (чтобы всё скачивалось)</text:h>
      <text:list text:style-name="L8">
        <text:list-item>
          <text:p text:style-name="P41">Введи команду: <text:span text:style-name="Source_20_Text">termux-change-repo</text:span></text:p>
        </text:list-item>
        <text:list-item>
          <text:p text:style-name="P41">Выбери пункт <text:span text:style-name="T1">Single mirror</text:span>, нажми <text:span text:style-name="T1">Enter</text:span>.</text:p>
        </text:list-item>
        <text:list-item>
          <text:p text:style-name="P41">Выбери пункт <text:span text:style-name="T1">Europe</text:span>, нажми <text:span text:style-name="T1">Enter</text:span>.</text:p>
        </text:list-item>
        <text:list-item>
          <text:p text:style-name="P41">Выбери <text:span text:style-name="T1">самый первый сервер</text:span> в списке (обычно <text:span text:style-name="Source_20_Text">AWAUX</text:span>), нажми <text:span text:style-name="T1">Enter</text:span>.</text:p>
        </text:list-item>
        <text:list-item>
          <text:p text:style-name="P41">После этого обнови базу:</text:p>
          <text:p text:style-name="P42">Bash</text:p>
          <text:p text:style-name="P14"><text:span text:style-name="Source_20_Text">pkg update &amp;&amp; pkg upgrade -y</text:span></text:p>
          <text:p text:style-name="P43">(Если будет задавать вопросы — просто жми Enter до конца).</text:p>
        </text:list-item>
      </text:list>
      <text:p text:style-name="Horizontal_20_Line"/>
      <text:h text:style-name="Heading_20_3" text:outline-level="3">Шаг 2: Установка системных программ</text:h>
      <text:p text:style-name="Text_20_body">Скопируй и вставь это одной строкой:</text:p>
      <text:p text:style-name="P44">Bash</text:p>
      <text:p text:style-name="P15"><text:span text:style-name="Source_20_Text">pkg install python python-pip wget termux-api nano -y</text:span></text:p>
      <text:p text:style-name="Horizontal_20_Line"/>
      <text:h text:style-name="Heading_20_3" text:outline-level="3">Шаг 3: Установка библиотек (БЕЗ Rust и ошибок)</text:h>
      <text:p text:style-name="Text_20_body">Чтобы не было ошибки <text:span text:style-name="Source_20_Text">Failed to build pydantic-core</text:span>, ставим версии, которые работают на чистом Python:</text:p>
      <text:p text:style-name="P44">Bash</text:p>
      <text:p text:style-name="P15"><text:span text:style-name="Source_20_Text">pip install "fastapi&lt;0.100.0" "pydantic&lt;2.0" uvicorn thefuzz transliterate python-multipart</text:span></text:p>
      <text:p text:style-name="Horizontal_20_Line"/>
      <text:h text:style-name="Heading_20_3" text:outline-level="3">Шаг 4: Загрузка твоего кода через Wget</text:h>
      <text:p text:style-name="Text_20_body">Используем именно твою ссылку и сохраняем в файл <text:span text:style-name="Source_20_Text">main.py</text:span>. Здесь буква <text:span text:style-name="T1">-O</text:span> — заглавная.</text:p>
      <text:p text:style-name="P44">Bash</text:p>
      <text:p text:style-name="P15"><text:span text:style-name="Source_20_Text">wget -O main.py https://raw.githubusercontent.com/vanguar/Project-Aura/refs/heads/main/backend/main.py</text:span></text:p>
      <text:p text:style-name="Horizontal_20_Line"/>
      <text:h text:style-name="Heading_20_3" text:outline-level="3">Шаг 5: Настройка прав (ОБЯЗАТЕЛЬНО для Самсунга)</text:h>
      <text:p text:style-name="Text_20_body">Чтобы «Аура» могла говорить, открывать плеер и не засыпать:</text:p>
      <text:list text:style-name="L9">
        <text:list-item>
          <text:p text:style-name="P45"><text:span text:style-name="T1">Память:</text:span> Введи <text:span text:style-name="Source_20_Text">termux-setup-storage</text:span> (подтверди «Разрешить» на экране телефона).</text:p>
        </text:list-item>
        <text:list-item>
          <text:p text:style-name="P45"><text:soft-page-break/><text:span text:style-name="T1">Чтобы не засыпала:</text:span> Смахни шторку уведомлений Android вниз. В уведомлении от Termux нажми <text:span text:style-name="T1">Acquire Wake Lock</text:span>.</text:p>
        </text:list-item>
        <text:list-item>
          <text:p text:style-name="P45"><text:span text:style-name="T1">Поверх окон:</text:span> Настройки телефона -&gt; Приложения -&gt; Termux -&gt; <text:span text:style-name="T1">Отображение поверх других приложений</text:span> -&gt; <text:span text:style-name="T1">Включить</text:span>.</text:p>
        </text:list-item>
        <text:list-item>
          <text:p text:style-name="P45"><text:span text:style-name="T1">Батарея:</text:span> Там же, в настройках приложения Termux -&gt; Батарея -&gt; выбери <text:span text:style-name="T1">«Не ограничено»</text:span>.</text:p>
        </text:list-item>
      </text:list>
      <text:p text:style-name="Horizontal_20_Line"/>
      <text:h text:style-name="Heading_20_3" text:outline-level="3">Шаг 6: Запуск сервера</text:h>
      <text:p text:style-name="P44">Bash</text:p>
      <text:p text:style-name="P15"><text:span text:style-name="Source_20_Text">python main.py</text:span></text:p>
      <text:p text:style-name="Horizontal_20_Line"/>
      <text:h text:style-name="Heading_20_3" text:outline-level="3">Как проверить, что всё получилось:</text:h>
      <text:list text:style-name="L10">
        <text:list-item>
          <text:p text:style-name="P46">В консоли появится строка: <text:span text:style-name="Source_20_Text">INFO: Uvicorn running on http://0.0.0.0:8000</text:span>.</text:p>
        </text:list-item>
        <text:list-item>
          <text:p text:style-name="P46">Чтобы проверить голос (TTS), свайпни экран Termux слева направо, нажми <text:span text:style-name="T1">New Session</text:span> и введи:</text:p>
          <text:p text:style-name="P47">Bash</text:p>
          <text:p text:style-name="P16"><text:span text:style-name="Source_20_Text">termux-tts-speak -l uk-UA "Аура готова"</text:span></text:p>
        </text:list-item>
      </text:list>
      <text:p text:style-name="Quotations"><text:span text:style-name="T1">Если после запуска пишет «No module named 'uvicorn'»:</text:span> Просто введи отдельно: <text:span text:style-name="Source_20_Text">pip install uvicorn</text:span> и снова запускай <text:span text:style-name="Source_20_Text">python main.py</text:span>.</text:p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UI Gothic" svg:font-family="'MS UI 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MS UI Gothic" style:font-family-asian="'MS UI Gothi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MS UI Gothic" style:font-family-asian="'MS UI Gothic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2H4M13S</meta:editing-duration>
    <meta:editing-cycles>7</meta:editing-cycles>
    <meta:generator>LibreOffice/24.2.3.2$Windows_X86_64 LibreOffice_project/433d9c2ded56988e8a90e6b2e771ee4e6a5ab2ba</meta:generator>
    <dc:date>2026-01-01T15:25:26.254000000</dc:date>
    <meta:document-statistic meta:table-count="0" meta:image-count="0" meta:object-count="0" meta:page-count="2" meta:paragraph-count="37" meta:word-count="275" meta:character-count="1891" meta:non-whitespace-character-count="1662"/>
    <meta:user-defined meta:name="Info 1"/>
    <meta:user-defined meta:name="Info 2"/>
    <meta:user-defined meta:name="Info 3"/>
    <meta:user-defined meta:name="Info 4"/>
  </office:meta>
</office:document-meta>
</file>